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Normal" style:family="paragraph">
      <style:paragraph-properties fo:text-indent="0.5in"/>
    </style:style>
    <style:style style:name="P4" style:parent-style-name="ListParagraph" style:list-style-name="LFO1" style:family="paragraph"/>
    <style:style style:name="P5" style:parent-style-name="ListParagraph" style:family="paragraph">
      <style:text-properties fo:font-weight="bold" style:font-weight-asian="bold" style:font-weight-complex="bold"/>
    </style:style>
    <style:style style:name="P6" style:parent-style-name="ListParagraph" style:family="paragraph">
      <style:text-properties fo:font-weight="bold" style:font-weight-asian="bold" style:font-weight-complex="bold" fo:color="#FF0000"/>
    </style:style>
    <style:style style:name="P7" style:parent-style-name="ListParagraph" style:family="paragraph">
      <style:text-properties fo:font-weight="bold" style:font-weight-asian="bold" style:font-weight-complex="bold"/>
    </style:style>
    <style:style style:name="P8" style:parent-style-name="ListParagraph" style:list-style-name="LFO2" style:family="paragraph"/>
    <style:style style:name="P9" style:parent-style-name="ListParagraph" style:family="paragraph">
      <style:text-properties fo:font-weight="bold" style:font-weight-asian="bold" style:font-weight-complex="bold"/>
    </style:style>
    <style:style style:name="P10" style:parent-style-name="ListParagraph" style:family="paragraph">
      <style:text-properties fo:font-weight="bold" style:font-weight-asian="bold" style:font-weight-complex="bold" fo:color="#FF0000"/>
    </style:style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T18" style:parent-style-name="DefaultParagraphFont" style:family="text">
      <style:text-properties fo:font-weight="bold" style:font-weight-asian="bold" style:font-weight-complex="bold" fo:color="#FF0000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fo:font-weight="bold" style:font-weight-asian="bold" style:font-weight-complex="bold" fo:color="#FF0000"/>
    </style:style>
    <style:style style:name="T21" style:parent-style-name="DefaultParagraphFont" style:family="text">
      <style:text-properties fo:color="#FF0000"/>
    </style:style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2" style:family="paragraph"/>
    <style:style style:name="P25" style:parent-style-name="ListParagraph" style:list-style-name="LFO2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ListParagraph" style:list-style-name="LFO3" style:family="paragraph"/>
    <style:style style:name="P29" style:parent-style-name="ListParagraph" style:list-style-name="LFO4" style:family="paragraph"/>
    <style:style style:name="P30" style:parent-style-name="ListParagraph" style:list-style-name="LFO4" style:family="paragraph"/>
    <style:style style:name="P31" style:parent-style-name="ListParagraph" style:list-style-name="LFO4" style:family="paragraph"/>
    <style:style style:name="P32" style:parent-style-name="ListParagraph" style:list-style-name="LFO4" style:family="paragraph"/>
    <style:style style:name="P33" style:parent-style-name="ListParagraph" style:list-style-name="LFO4" style:family="paragraph"/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ListParagraph" style:list-style-name="LFO5" style:family="paragraph"/>
    <style:style style:family="graphic" style:name="a6">
      <style:graphic-properties style:wrap="run-through" style:run-through="foreground" draw:fill="none" draw:stroke="solid" svg:stroke-width="0.00694in" svg:stroke-color="#4472c4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4472c4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Groopsta</text:p>
      <text:p text:style-name="Normal"/>
      <text:list text:style-name="LFO1" text:continue-numbering="true">
        <text:list-item>
          <text:p text:style-name="P2">Make the add topic/method forms in topics come from a dropdown on the trigger of a button. Look something as follows…</text:p>
        </text:list-item>
      </text:list>
      <text:p text:style-name="ListParagraph"><draw:frame draw:z-index="251663360" draw:id="id0" draw:style-name="a0" draw:name="Text Box 2" text:anchor-type="paragraph" svg:x="0.53125in" svg:y="0.19375in" svg:width="2.53056in" svg:height="0.27014in" style:rel-width="scale" style:rel-height="scale"><draw:text-box><text:p text:style-name="Normal">Enter a Topic</text:p></draw:text-box><svg:title/><svg:desc/></draw:frame><draw:frame draw:z-index="251659264" draw:id="id1" draw:style-name="a1" draw:name="Text Box 2" text:anchor-type="paragraph" svg:x="3.05208in" svg:y="0.19375in" svg:width="1.25in" svg:height="0.27014in" style:rel-width="scale" style:rel-height="scale"><draw:text-box><text:p text:style-name="Normal">Search for Topic</text:p></draw:text-box><svg:title/><svg:desc/></draw:frame><draw:frame draw:z-index="251661312" draw:id="id2" draw:style-name="a2" draw:name="Text Box 2" text:anchor-type="paragraph" svg:x="4.29167in" svg:y="0.19375in" svg:width="0.84375in" svg:height="0.27014in" style:rel-width="scale" style:rel-height="scale"><draw:text-box><text:p text:style-name="Normal">Add Topic</text:p></draw:text-box><svg:title/><svg:desc/></draw:frame></text:p>
      <text:p text:style-name="Normal"><draw:connector draw:type="line" svg:x1="0.89583in" svg:y1="0.63056in" svg:x2="1.32222in" svg:y2="0.20417in" draw:z-index="251666432" draw:id="id3" draw:style-name="a4" draw:name="Straight Arrow Connector 6" text:anchor-type="paragraph"><svg:title/><svg:desc/></draw:connector><draw:connector draw:type="line" svg:x1="4.42708in" svg:y1="0.64097in" svg:x2="4.6875in" svg:y2="0.18333in" draw:z-index="251665408" draw:id="id4" draw:style-name="a6" draw:name="Straight Arrow Connector 5" text:anchor-type="paragraph"><svg:title/><svg:desc/></draw:connector><draw:connector draw:type="line" svg:x1="4.22917in" svg:y1="0.61042in" svg:x2="3.90625in" svg:y2="0.23542in" draw:z-index="251664384" draw:id="id5" draw:style-name="a8" draw:name="Straight Arrow Connector 4" text:anchor-type="paragraph"><svg:title/><svg:desc/></draw:connector></text:p>
      <text:p text:style-name="Normal"/>
      <text:p text:style-name="P3">Text input<text:s/><text:s text:c="85"/>Button</text:p>
      <text:p text:style-name="Normal"/>
      <text:list text:style-name="LFO1" text:continue-numbering="true">
        <text:list-item>
          <text:p text:style-name="P4">Complete the home page</text:p>
        </text:list-item>
      </text:list>
      <text:p text:style-name="ListParagraph"/>
      <text:p text:style-name="P5">Recently viewed</text:p>
      <text:p text:style-name="P6">Done</text:p>
      <text:p text:style-name="P7">Trending</text:p>
      <text:p text:style-name="ListParagraph">Advanced</text:p>
      <text:list text:style-name="LFO2" text:continue-numbering="true">
        <text:list-item>
          <text:p text:style-name="P8">Will need an algorithm for sorting most popular topics<text:s/></text:p>
        </text:list-item>
      </text:list>
      <text:p text:style-name="P9">Search Topics</text:p>
      <text:p text:style-name="ListParagraph">Not hard – Complete soon</text:p>
      <text:p text:style-name="P10">Done</text:p>
      <text:p text:style-name="ListParagraph"/>
      <text:list text:style-name="LFO1" text:continue-numbering="true">
        <text:list-item>
          <text:p text:style-name="P11">Make the up/down vote buttons functional</text:p>
        </text:list-item>
      </text:list>
      <text:p text:style-name="ListParagraph">Advanced</text:p>
      <text:p text:style-name="Normal"/>
      <text:list text:style-name="LFO1" text:continue-numbering="true">
        <text:list-item>
          <text:p text:style-name="P12"><text:span text:style-name="T13">VITAL</text:span><text:span text:style-name="T14"><text:tab/></text:span></text:p>
        </text:list-item>
      </text:list>
      <text:p text:style-name="ListParagraph">Add a disclaimer on the home page saying that this is not certified medical advice and it is just a platform for people to share and get advice so take everything at face value</text:p>
      <text:p text:style-name="Normal"/>
      <text:list text:style-name="LFO1" text:continue-numbering="true">
        <text:list-item>
          <text:p text:style-name="P15">Create an option on the log in screen to show what groopsta is, incuding a short youtube video along with text explaining the basic concept of the site</text:p>
        </text:list-item>
      </text:list>
      <text:p text:style-name="Normal"/>
      <text:list text:style-name="LFO1" text:continue-numbering="true">
        <text:list-item>
          <text:p text:style-name="P16">Re-structure friends/members and messages pages</text:p>
        </text:list-item>
      </text:list>
      <text:p text:style-name="ListParagraph"/>
      <text:list text:style-name="LFO1" text:continue-numbering="true">
        <text:list-item>
          <text:p text:style-name="P17">Make the search function on the non-logged in home page functional</text:p>
        </text:list-item>
      </text:list>
      <text:p text:style-name="ListParagraph"/>
      <text:p text:style-name="ListParagraph"><text:span text:style-name="T18">Done</text:span><text:s/>– Just need to add some styling to the search results</text:p>
      <text:p text:style-name="ListParagraph"/>
      <text:list text:style-name="LFO1" text:continue-numbering="true">
        <text:list-item>
          <text:p text:style-name="P19">Make a guest log in option</text:p>
        </text:list-item>
      </text:list>
      <text:p text:style-name="ListParagraph"><text:span text:style-name="T20">Partly done</text:span><text:span text:style-name="T21"><text:s/></text:span>– foundation for how it will work made on header section and topics page, needs more work</text:p>
      <text:p text:style-name="ListParagraph"/>
      <text:list text:style-name="LFO1" text:continue-numbering="true">
        <text:list-item>
          <text:p text:style-name="P22">Add live results to the search function</text:p>
        </text:list-item>
      </text:list>
      <text:p text:style-name="ListParagraph"/>
      <text:list text:style-name="LFO1" text:continue-numbering="true">
        <text:list-item>
          <text:p text:style-name="P23">Re-work<text:s/>navigation bar</text:p>
        </text:list-item>
      </text:list>
      <text:list text:style-name="LFO2" text:continue-numbering="true">
        <text:list-item>
          <text:p text:style-name="P24"><text:s/>Put groopsta logo in the center</text:p>
        </text:list-item>
        <text:list-item>
          <text:p text:style-name="P25">Add a search bar<text:s/></text:p>
        </text:list-item>
      </text:list>
      <text:p text:style-name="ListParagraph"/>
      <text:list text:style-name="LFO1" text:continue-numbering="true">
        <text:list-item>
          <text:p text:style-name="P26">Make the site responsive</text:p>
        </text:list-item>
      </text:list>
      <text:p text:style-name="ListParagraph"/>
      <text:list text:style-name="LFO1" text:continue-numbering="true">
        <text:list-item>
          <text:p text:style-name="P27">VITAL<text:s/></text:p>
        </text:list-item>
      </text:list>
      <text:p text:style-name="ListParagraph">Work on security of user data and site in general – get book in the library for this</text:p>
      <text:p text:style-name="Normal"/>
      <text:list text:style-name="LFO3" text:continue-numbering="true">
        <text:list-item>
          <text:p text:style-name="P28">Figure out images storage</text:p>
        </text:list-item>
      </text:list>
      <text:p text:style-name="ListParagraph">Use ajax</text:p>
      <text:p text:style-name="Normal"/>
      <text:list text:style-name="LFO4" text:continue-numbering="true">
        <text:list-item>
          <text:p text:style-name="P29">Error checks for re-entering of same topics</text:p>
        </text:list-item>
        <text:list-item>
          <text:p text:style-name="P30">Error checks for only allowing a user to upvote a post once</text:p>
        </text:list-item>
        <text:list-item>
          <text:p text:style-name="P31">Add new html tags such as &lt;main&gt;, &lt;aside&gt; ect.</text:p>
        </text:list-item>
        <text:list-item>
          <text:p text:style-name="P32">Re-code all text to variables so the language of the text can be changed easily, the way it is now is HARD CODED, don't want that</text:p>
        </text:list-item>
        <text:list-item>
          <text:p text:style-name="P33">MAKE A NEW TABLE CALLED VIEW WHERE WHAT A USER VIEW IS STORED. RESTRUCTURE VIEW ELEMENT OF TOPICS TABLE</text:p>
        </text:list-item>
      </text:list>
      <text:p text:style-name="Normal"/>
      <text:p text:style-name="Normal"/>
      <text:p text:style-name="Normal"/>
      <text:p text:style-name="P34">Common<text:s/>errors</text:p>
      <text:p text:style-name="Normal"/>
      <text:soft-page-break/>
      <text:list text:style-name="LFO5" text:continue-numbering="true">
        <text:list-item>
          <text:p text:style-name="P35">Make sure when inserting data into a table to use single commas ( ' ) around variables or the program will display Fatal error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1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" svg:viewBox="0 0 20 30" svg:d="m10 0-10 30h20z"/>
    <draw:marker draw:name="a3" svg:viewBox="0 0 20 30" svg:d="m10 0-10 30h20z"/>
    <draw:marker draw:name="a5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ss McElhinney</meta:initial-creator>
    <dc:creator>Ross McElhinney</dc:creator>
    <meta:creation-date>2020-03-03T16:02:00Z</meta:creation-date>
    <dc:date>2020-04-01T15:33:00Z</dc:date>
    <meta:template xlink:href="Normal" xlink:type="simple"/>
    <meta:editing-cycles>27</meta:editing-cycles>
    <meta:editing-duration>PT65880S</meta:editing-duration>
    <meta:document-statistic meta:page-count="4" meta:paragraph-count="3" meta:word-count="289" meta:character-count="1935" meta:row-count="13" meta:non-whitespace-character-count="1649"/>
  </office:meta>
</office:document-meta>
</file>